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style:writing-mode="lr-tb"/>
    </style:style>
    <style:style style:name="P2" style:family="paragraph" style:parent-style-name="Text_20_body">
      <style:paragraph-properties fo:text-align="center" style:justify-single-word="false" style:writing-mode="lr-tb"/>
    </style:style>
    <style:style style:name="P3" style:family="paragraph" style:parent-style-name="Text_20_body">
      <style:paragraph-properties fo:margin-top="0in" fo:margin-bottom="0in" loext:contextual-spacing="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margin-top="0in" fo:margin-bottom="0in" loext:contextual-spacing="false"/>
    </style:style>
    <style:style style:name="P6" style:family="paragraph" style:parent-style-name="Text_20_body">
      <style:paragraph-properties style:writing-mode="lr-tb"/>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3-1 Discussion: Modeling Methodologies</text:h>
      <text:p text:style-name="P3">Michael Surdek posted Jun 23, 2022 9:27 AM</text:p>
      <text:p text:style-name="P3"><text:bookmark text:name="d2l_1_94_373"/></text:p>
      <text:section text:style-name="Sect1" text:name="d2l_1_96_153">
        <text:p text:style-name="P1">The objective of the GE Customer Churn case study is to identify customers who are likely to cancel their current subscription based on the attributes of actual customers who have already done so. The output of the chosen modeling methodology should be a yes or no label that predicts whether or not a current customer will churn. Alternatively, a value from 0 to 1 could represent the likelihood of churn for any customer. The family of algorithms that can accomplish these tasks are known as classification techniques. "Classification algorithms are supervised methods that look for and discover the hidden associations between the target class and the independent variables. Supervised learning algorithms allow tags to be assigned to the observations, so that unobserved data can be categorized based on the training data." (Dogan, 2012) In this use case, the target class tag is a binary yes/no variable that represents whether or not a past customer has cancelled their subscription. Based on the independent variables that are determined to associated with a particular target outcome, the current subscribers could be scored according to the likelihood that they will eventually churn.</text:p>
        <text:p text:style-name="Text_20_body">There are many classification techniques including logisitic regression, naive bayes, support vector machines, or tree based methods such as CART, random forest, and gradient boosting machines. Tree based methods have been shown to be excellent predictors of binary target outcomes, especially when applied through ensemble learning and/or boosting methods. Specifically, a random forest model would be well suited for this use case. A random forest is built from a collection of weak learners, or simple decision trees. Each weak learner is developed from a random sample of the training data as well as a random sample of the independent variables at each node. The random forest then results in a prediction that stems from the majority outcome of its numerous trees. Additionally, a random forest can sometimes be improved through boosting, or increasingly weighting the importance of incorrect predictions. Tree based algorithms like random forests do come with limitations, such as being sensitive to the training data and being poor handlers of missing and incomplete data, but if the data is properly prepared and accurately represents the population of customers, their predictions can provide significant business value.</text:p>
        <text:p text:style-name="P4">References</text:p>
        <text:p text:style-name="P1">Dogan, Neslihan et al. <text:span text:style-name="Emphasis">A comparative analysis of classification algorithms in data mining for accuracy, speed and robustness</text:span>. 2012. Springer Science+Business Media, LLC. Retrieved from https://www.proquest.com/docview/1365805269/fulltextPDF/DC122D39D5694F19PQ/1?accountid=3783</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5T22:45:04.108442092</meta:creation-date>
    <dc:date>2022-06-23T09:44:50.578692998</dc:date>
    <meta:editing-duration>PT3M9S</meta:editing-duration>
    <meta:editing-cycles>4</meta:editing-cycles>
    <meta:generator>LibreOffice/6.4.7.2$Linux_X86_64 LibreOffice_project/40$Build-2</meta:generator>
    <meta:document-statistic meta:table-count="0" meta:image-count="0" meta:object-count="0" meta:page-count="1" meta:paragraph-count="6" meta:word-count="414" meta:character-count="2789" meta:non-whitespace-character-count="2381"/>
  </office:meta>
</office:document-meta>
</file>